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32cm" fo:min-width="19.59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7.572cm" fo:min-width="5.925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87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7.572cm" fo:min-width="5.825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14cm" fo:min-width="1.607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14cm" fo:min-width="1.86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2pt"/>
    </style:style>
    <style:style style:name="P3" style:family="paragraph">
      <style:text-properties style:font-name="Times New Roman" fo:font-size="32pt" style:font-size-asian="14pt" style:font-size-complex="14pt"/>
    </style:style>
    <style:style style:name="P4" style:family="paragraph">
      <loext:graphic-properties draw:fill="none" draw:fill-color="#ffffff"/>
      <style:text-properties style:font-name="Times New Roman" fo:font-size="32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98cm" svg:height="8.382cm" svg:x="0.492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77cm" svg:height="7.874cm" svg:x="0.97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9cm" svg:height="2.122cm" svg:x="3.458cm" svg:y="7.026cm">
          <draw:text-box>
            <text:p text:style-name="P3">1</text:p>
          </draw:text-box>
        </draw:frame>
        <draw:custom-shape draw:style-name="gr4" draw:text-style-name="P2" draw:layer="layout" svg:width="6.377cm" svg:height="7.874cm" svg:x="13.70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51cm" svg:height="2.089cm" svg:x="16.152cm" svg:y="6.992cm">
          <draw:text-box>
            <text:p text:style-name="P3">i</text:p>
          </draw:text-box>
        </draw:frame>
        <draw:g>
          <draw:custom-shape draw:style-name="gr6" draw:text-style-name="P1" draw:layer="layout" svg:width="2.159cm" svg:height="1.016cm" svg:x="6.461cm" svg:y="5.19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6.461cm" svg:y="5.318cm">
            <draw:text-box>
              <text:p>Bcast</text:p>
            </draw:text-box>
          </draw:frame>
        </draw:g>
        <draw:g>
          <draw:custom-shape draw:style-name="gr8" draw:text-style-name="P1" draw:layer="layout" svg:width="2.413cm" svg:height="1.016cm" svg:x="6.161cm" svg:y="7.65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513cm" svg:height="0.962cm" svg:x="6.161cm" svg:y="7.785cm">
            <draw:text-box>
              <text:p>Scatter</text:p>
            </draw:text-box>
          </draw:frame>
        </draw:g>
        <draw:g>
          <draw:custom-shape draw:style-name="gr6" draw:text-style-name="P1" draw:layer="layout" svg:width="2.159cm" svg:height="1.016cm" svg:x="12.303cm" svg:y="5.19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12.303cm" svg:y="5.318cm">
            <draw:text-box>
              <text:p>Bcast</text:p>
            </draw:text-box>
          </draw:frame>
        </draw:g>
        <draw:g>
          <draw:custom-shape draw:style-name="gr6" draw:text-style-name="P1" draw:layer="layout" svg:width="2.159cm" svg:height="1.016cm" svg:x="6.461cm" svg:y="6.47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6.461cm" svg:y="6.605cm">
            <draw:text-box>
              <text:p>Bcast</text:p>
            </draw:text-box>
          </draw:frame>
        </draw:g>
        <draw:g>
          <draw:custom-shape draw:style-name="gr6" draw:text-style-name="P1" draw:layer="layout" svg:width="2.159cm" svg:height="1.016cm" svg:x="12.303cm" svg:y="6.47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12.303cm" svg:y="6.605cm">
            <draw:text-box>
              <text:p>Bcast</text:p>
            </draw:text-box>
          </draw:frame>
        </draw:g>
        <draw:line draw:style-name="gr9" draw:text-style-name="P6" draw:layer="layout" svg:x1="8.62cm" svg:y1="5.699cm" svg:x2="12.303cm" svg:y2="5.699cm">
          <text:p/>
        </draw:line>
        <draw:frame draw:style-name="gr7" draw:text-style-name="P5" draw:layer="layout" svg:width="1.455cm" svg:height="0.962cm" svg:x="9.07cm" svg:y="4.864cm">
          <draw:text-box>
            <text:p>MS</text:p>
          </draw:text-box>
        </draw:frame>
        <draw:line draw:style-name="gr9" draw:text-style-name="P6" draw:layer="layout" svg:x1="8.607cm" svg:y1="6.931cm" svg:x2="12.29cm" svg:y2="6.931cm">
          <text:p/>
        </draw:line>
        <draw:frame draw:style-name="gr7" draw:text-style-name="P5" draw:layer="layout" svg:width="0.853cm" svg:height="0.962cm" svg:x="9.057cm" svg:y="6.096cm">
          <draw:text-box>
            <text:p>d</text:p>
          </draw:text-box>
        </draw:frame>
        <draw:g>
          <draw:custom-shape draw:style-name="gr8" draw:text-style-name="P1" draw:layer="layout" svg:width="2.413cm" svg:height="1.016cm" svg:x="12.448cm" svg:y="7.64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513cm" svg:height="0.962cm" svg:x="12.448cm" svg:y="7.772cm">
            <draw:text-box>
              <text:p>Scatter</text:p>
            </draw:text-box>
          </draw:frame>
        </draw:g>
        <draw:line draw:style-name="gr9" draw:text-style-name="P6" draw:layer="layout" svg:x1="8.493cm" svg:y1="8.239cm" svg:x2="12.43cm" svg:y2="8.239cm">
          <text:p/>
        </draw:line>
        <draw:frame draw:style-name="gr7" draw:text-style-name="P5" draw:layer="layout" svg:width="4.058cm" svg:height="1.114cm" svg:x="8.444cm" svg:y="7.128cm">
          <draw:text-box>
            <text:p>MO<text:span text:style-name="T1">H</text:span>,MR<text:span text:style-name="T1">H</text:span>,Z<text:span text:style-name="T1">H</text:span></text:p>
          </draw:text-box>
        </draw:frame>
        <draw:g>
          <draw:custom-shape draw:style-name="gr8" draw:text-style-name="P1" draw:layer="layout" svg:width="2.413cm" svg:height="1.016cm" svg:x="6.348cm" svg:y="8.84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441cm" svg:height="0.962cm" svg:x="6.348cm" svg:y="8.972cm">
            <draw:text-box>
              <text:p>Gather</text:p>
            </draw:text-box>
          </draw:frame>
        </draw:g>
        <draw:g>
          <draw:custom-shape draw:style-name="gr6" draw:text-style-name="P1" draw:layer="layout" svg:width="2.159cm" svg:height="1.016cm" svg:x="6.461cm" svg:y="10.06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6.461cm" svg:y="10.19cm">
            <draw:text-box>
              <text:p>Bcast</text:p>
            </draw:text-box>
          </draw:frame>
        </draw:g>
        <draw:g>
          <draw:custom-shape draw:style-name="gr8" draw:text-style-name="P1" draw:layer="layout" svg:width="2.413cm" svg:height="1.016cm" svg:x="6.335cm" svg:y="11.23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441cm" svg:height="0.962cm" svg:x="6.335cm" svg:y="11.359cm">
            <draw:text-box>
              <text:p>Gather</text:p>
            </draw:text-box>
          </draw:frame>
        </draw:g>
        <draw:g>
          <draw:custom-shape draw:style-name="gr8" draw:text-style-name="P1" draw:layer="layout" svg:width="2.413cm" svg:height="1.016cm" svg:x="12.135cm" svg:y="8.83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441cm" svg:height="0.962cm" svg:x="12.135cm" svg:y="8.959cm">
            <draw:text-box>
              <text:p>Gather</text:p>
            </draw:text-box>
          </draw:frame>
        </draw:g>
        <draw:g>
          <draw:custom-shape draw:style-name="gr6" draw:text-style-name="P1" draw:layer="layout" svg:width="2.159cm" svg:height="1.016cm" svg:x="12.261cm" svg:y="10.0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9cm" svg:height="0.962cm" svg:x="12.261cm" svg:y="10.177cm">
            <draw:text-box>
              <text:p>Bcast</text:p>
            </draw:text-box>
          </draw:frame>
        </draw:g>
        <draw:g>
          <draw:custom-shape draw:style-name="gr8" draw:text-style-name="P1" draw:layer="layout" svg:width="2.413cm" svg:height="1.016cm" svg:x="12.122cm" svg:y="11.21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441cm" svg:height="0.962cm" svg:x="12.122cm" svg:y="11.346cm">
            <draw:text-box>
              <text:p>Gather</text:p>
            </draw:text-box>
          </draw:frame>
        </draw:g>
        <draw:line draw:style-name="gr9" draw:text-style-name="P6" draw:layer="layout" svg:x1="12.176cm" svg:y1="9.382cm" svg:x2="8.747cm" svg:y2="9.382cm">
          <text:p/>
        </draw:line>
        <draw:frame draw:style-name="gr7" draw:text-style-name="P5" draw:layer="layout" svg:width="0.82cm" svg:height="0.962cm" svg:x="10.145cm" svg:y="8.506cm">
          <draw:text-box>
            <text:p>x</text:p>
          </draw:text-box>
        </draw:frame>
        <draw:line draw:style-name="gr9" draw:text-style-name="P6" draw:layer="layout" svg:x1="8.734cm" svg:y1="10.53cm" svg:x2="12.164cm" svg:y2="10.581cm">
          <text:p/>
        </draw:line>
        <draw:frame draw:style-name="gr7" draw:text-style-name="P5" draw:layer="layout" svg:width="0.82cm" svg:height="0.962cm" svg:x="9.945cm" svg:y="9.706cm">
          <draw:text-box>
            <text:p>x</text:p>
          </draw:text-box>
        </draw:frame>
        <draw:line draw:style-name="gr9" draw:text-style-name="P6" draw:layer="layout" svg:x1="12.19cm" svg:y1="11.682cm" svg:x2="8.761cm" svg:y2="11.682cm">
          <text:p/>
        </draw:line>
        <draw:frame draw:style-name="gr7" draw:text-style-name="P5" draw:layer="layout" svg:width="1.722cm" svg:height="1.114cm" svg:x="9.945cm" svg:y="10.706cm">
          <draw:text-box>
            <text:p>MA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2T21:09:05.536784425</dc:date>
    <meta:editing-duration>PT3H28M33S</meta:editing-duration>
    <meta:editing-cycles>82</meta:editing-cycles>
    <meta:generator>LibreOffice/5.4.6.2$Linux_X86_64 LibreOffice_project/40m0$Build-2</meta:generator>
    <meta:document-statistic meta:object-count="53"/>
  </office:meta>
</office:document-meta>
</file>